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0000" fo:font-size="22pt" fo:font-weight="bold" officeooo:rsid="000de5a7" officeooo:paragraph-rsid="000de5a7" style:font-size-asian="22pt" style:font-weight-asian="bold" style:font-size-complex="22pt" style:font-weight-complex="bold"/>
    </style:style>
    <style:style style:name="P2" style:family="paragraph" style:parent-style-name="Standard">
      <style:paragraph-properties fo:text-align="start" style:justify-single-word="false"/>
      <style:text-properties fo:color="#ff0000" fo:font-size="22pt" fo:font-weight="bold" officeooo:rsid="000e57e0" officeooo:paragraph-rsid="000e57e0"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ff0000" fo:font-size="24pt" fo:font-weight="bold" officeooo:rsid="000de5a7" officeooo:paragraph-rsid="000de5a7" style:font-size-asian="24pt" style:font-weight-asian="bold" style:font-size-complex="24pt" style:font-weight-complex="bold"/>
    </style:style>
    <style:style style:name="P4" style:family="paragraph" style:parent-style-name="Standard">
      <style:paragraph-properties fo:text-align="start" style:justify-single-word="false"/>
      <style:text-properties fo:color="#ff0000" fo:font-size="16pt" fo:font-weight="bold" officeooo:rsid="000de5a7" officeooo:paragraph-rsid="000de5a7"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000000" fo:font-size="12pt" fo:font-weight="normal" officeooo:rsid="000de5a7" officeooo:paragraph-rsid="000e57e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officeooo:rsid="000e57e0" officeooo:paragraph-rsid="000e57e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fo:font-size="12pt" fo:font-weight="normal" officeooo:rsid="000f4321" officeooo:paragraph-rsid="000f432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font-weight="normal" officeooo:rsid="0010ede2" officeooo:paragraph-rsid="0010ede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officeooo:rsid="000e57e0" officeooo:paragraph-rsid="0010ede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rsid="0012d0fc" officeooo:paragraph-rsid="0012d0fc"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fo:font-size="12pt" fo:font-weight="normal" officeooo:rsid="00146753" officeooo:paragraph-rsid="0014675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fo:font-size="12pt" fo:font-weight="normal" officeooo:rsid="00146753" officeooo:paragraph-rsid="0015b47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fo:font-size="12pt" fo:font-weight="normal" officeooo:rsid="0015b47c" officeooo:paragraph-rsid="0015b47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fo:font-size="12pt" fo:font-weight="normal" officeooo:rsid="0015b47c" officeooo:paragraph-rsid="0016768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fo:font-size="12pt" fo:font-weight="normal" officeooo:rsid="00167683" officeooo:paragraph-rsid="0016768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fo:font-size="12pt" fo:font-weight="normal" officeooo:rsid="00167683" officeooo:paragraph-rsid="0017ea7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fo:font-size="12pt" fo:font-weight="normal" officeooo:rsid="0017ea75" officeooo:paragraph-rsid="0017ea7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fo:font-size="12pt" fo:font-weight="normal" officeooo:rsid="0017f79b" officeooo:paragraph-rsid="0017f79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fo:font-size="12pt" fo:font-weight="normal" officeooo:rsid="0017f79b" officeooo:paragraph-rsid="001907a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fo:font-size="12pt" fo:font-weight="normal" officeooo:rsid="000de5a7" officeooo:paragraph-rsid="000de5a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1907a3" officeooo:paragraph-rsid="001907a3" style:font-size-asian="10.5pt" style:font-weight-asian="normal" style:font-size-complex="12pt" style:font-weight-complex="normal"/>
    </style:style>
    <style:style style:name="T1" style:family="text">
      <style:text-properties officeooo:rsid="000e57e0"/>
    </style:style>
    <style:style style:name="T2" style:family="text">
      <style:text-properties officeooo:rsid="000f4321"/>
    </style:style>
    <style:style style:name="T3" style:family="text">
      <style:text-properties officeooo:rsid="0010ede2"/>
    </style:style>
    <style:style style:name="T4" style:family="text">
      <style:text-properties officeooo:rsid="00146753"/>
    </style:style>
    <style:style style:name="T5" style:family="text">
      <style:text-properties officeooo:rsid="0015b47c"/>
    </style:style>
    <style:style style:name="T6" style:family="text">
      <style:text-properties officeooo:rsid="00167683"/>
    </style:style>
    <style:style style:name="T7" style:family="text">
      <style:text-properties officeooo:rsid="0017ea75"/>
    </style:style>
    <style:style style:name="T8" style:family="text">
      <style:text-properties style:text-underline-style="none"/>
    </style:style>
    <style:style style:name="T9" style:family="text">
      <style:text-properties style:text-underline-style="none" officeooo:rsid="0017f79b"/>
    </style:style>
    <style:style style:name="T10" style:family="text">
      <style:text-properties officeooo:rsid="001907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FIMON</text:p>
      <text:p text:style-name="P1"/>
      <text:p text:style-name="P2">Abstract</text:p>
      <text:p text:style-name="P5">Tool di monitoraggio di reti WI-FI, per filtrare e analizzare beacon frame in modalità live e<text:span text:style-name="T1">d</text:span> offline, al fine di determinare la qualità <text:span text:style-name="T1">istantanea e nel tempo</text:span> delle reti <text:span text:style-name="T2">IEEE 802.11.</text:span></text:p>
      <text:p text:style-name="P1"/>
      <text:p text:style-name="P4">INTRODUZIONE <text:span text:style-name="T4">e Principi di funzionamento.</text:span></text:p>
      <text:p text:style-name="P7">I beacon frame sono utilizzati per la gestione delle WLAN IEEE 802.11, contengono informazioni circa la rete e sono trasmessi periodicamente dagli access point per annunciare la presenza di una wireless LAN.</text:p>
      <text:p text:style-name="P8">Hanno una dimensione variabile, la quale dipende dalla quantità di informazioni in essi contenuti; sono composti da un header e da un beacon frame body. Nell' header vi sono tre campi fissi: revision, pad e lunghezza, oltre ad essi troviamo generalmente Data Rate, Channel Frequency, SSI signal ed una bitmap che segnala i campi presenti nell' header.</text:p>
      <text:p text:style-name="P8">Nel frame vero e proprio vengono immagazzinate le info di contatto, ovvero i MAC sorgente e destinazione (broadcast essendo frame rivolti a tutti i dispositivi nella rete) e il BSS Id.</text:p>
      <text:p text:style-name="P9">Wifimon <text:span text:style-name="T3">è stato progettato appositamente per intercettare ed analizzare i Beacon Frame.</text:span></text:p>
      <text:p text:style-name="P9"><text:span text:style-name="T3">P</text:span>uò funzionare in live mode ed offline, analizzando in questo caso un pcap file <text:span text:style-name="T3">ottenuto da un tool esterno, </text:span>ed estraendo da esso le informazioni.</text:p>
      <text:p text:style-name="P6">In modalità live, previo settaggio della scheda di rete in modalità monitor mode(maggiori dettagli nel paragrafo “Funzionamento”) , il programma <text:span text:style-name="T3">procede allo scansionamento del traffico WI-FI, intercettando solo i frame Beacon; vengono stampate a video statistiche temporanee ogni 100 frame intercettati, quali data-rate medio, signal e channel relativi ad i vari access point trovati. </text:span></text:p>
      <text:p text:style-name="P10">Terminando il programma (CTRL-C), esso stampa le statistiche finali, <text:span text:style-name="T4">raggruppando prima mediante SSID e per ognuno di essi mediante AccessPoint, dei quali viene indicato il mac, il data rate medio, il segnale medio, canale, e i data rate e i segnali massimi e minimi, specificando per quest' ultimi il tempo di rilevazione.</text:span></text:p>
      <text:p text:style-name="P11">E' possibile, dal menù iniziale delle opzioni, visualizzabile mediante ./wifimon -h, specificare un file di output su cui salvare il log di tutte le statistiche, oppure salvare le statistiche finali in un file di tipo Json, utilizzabile per creare ad esempio grafici relativi alla qualità della rete.</text:p>
      <text:p text:style-name="P11"/>
      <text:p text:style-name="P11">FUNZIONAMENTO <text:span text:style-name="T5">e requisiti</text:span></text:p>
      <text:p text:style-name="P12">Questo applicativo è garantito per <text:span text:style-name="T5">operare</text:span> con OS Linux in modalità live<text:span text:style-name="T6">(richiesti i permessi di root) ed offline</text:span>, <text:span text:style-name="T5">in ambienti MAC OS è utilizzabile la sola modalità offline.</text:span></text:p>
      <text:p text:style-name="P12"/>
      <text:p text:style-name="P12"><text:span text:style-name="T5">Per la corretta esecuzione è necessario aver installato nel sistema</text:span> <text:span text:style-name="T5">la libreria pcap.h, della quale vengono sfruttate principalmente le funzioni di accesso ai device di rete e scansione dei pacchetti, ed aver settato la scheda in modalità monitor-mode per la modalità live:</text:span></text:p>
      <text:p text:style-name="P13">(Linux)</text:p>
      <text:p text:style-name="P12"><text:span text:style-name="T5">aprire la shell e digitirare: </text:span></text:p>
      <text:p text:style-name="P12"><text:span text:style-name="T5">$ sudo ifconfig [NOMESCHEDAWIFI] down</text:span></text:p>
      <text:p text:style-name="P13">$ sudo iwconfig [NOMESCHEDAWIFI] mode monitor</text:p>
      <text:p text:style-name="P13">$ sudo ifconfig [NOMESCHEDAWIFI] up</text:p>
      <text:p text:style-name="P13">Eseguita la scansione live, per ripristinare il funzionamento standard della scheda basterà eseguire nuovamente le istruzioni precedenti, sostituendo però monitor con managed.</text:p>
      <text:p text:style-name="P14"/>
      <text:p text:style-name="P14">Il software include un Makefile per l'installazione automatizzata:</text:p>
      <text:p text:style-name="P14">$ make per eseguirla</text:p>
      <text:p text:style-name="P14">$ <text:span text:style-name="T6">clean per disinstallare ed eliminare gli eventuali file di log.</text:span></text:p>
      <text:p text:style-name="P15"><text:soft-page-break/>L'usage del programma prevede la seguente sintassi $./wifimon [OPT] [ARG], specificando l'opzione -h vengono dettagliate le opzioni e le modalità di esecuzioni possibili.</text:p>
      <text:p text:style-name="P16">Wifimon come detto impiega la libreria pcap.h, <text:span text:style-name="T7">al fine di:</text:span></text:p>
      <text:p text:style-name="P16"><text:span text:style-name="T7">- filtrare i frame di tipo beacon utilizzando le funzioni pcap_open_live, pcap_compile e pcap_setfilter, ed inoltre per ottenere</text:span></text:p>
      <text:p text:style-name="P16">- <text:span text:style-name="T7">ottenere la netmask e il proprio ip con la pcap_lookupnet</text:span></text:p>
      <text:p text:style-name="P16">- <text:span text:style-name="T7">eseguire in loop la funzione packet_callback per ogni pacchetto intercettato/letto mediante la pcap_loop</text:span></text:p>
      <text:p text:style-name="P16">- <text:span text:style-name="T7">scansionare la lista dei dispositivi di rete mediante la pcap_findalldevs</text:span></text:p>
      <text:p text:style-name="P16"/>
      <text:p text:style-name="P17">Per immagazzinare le informazioni via via raccolte sono state realizzate due strutture di appoggio, la _<text:span text:style-name="T8">ssid per salvare i dati relativi ai vari SSID, e la _access_point per </text:span><text:span text:style-name="T9">salvare i dati relativi agli access point e registrare i tempi in cui sono avvenuti gli eventi più significativi(max date-rate registrato, min data-rate …)</text:span></text:p>
      <text:p text:style-name="P17"><text:span text:style-name="T9"/></text:p>
      <text:p text:style-name="P18"><text:span text:style-name="T9">I</text:span><text:span text:style-name="T8">l cuore del programma è rappresentato dalla funzione “static void packet_callback(u_char *args, const struct pcap_pkthdr *header, const u_char *packet)” , che filtra le informazioni presenti nel Beacon Header e nel Beacon Frame Body, localizzando i campi in base alla lunghezza del Radiotap Header (info reperibile leggendo il campo Header-&gt;lenght).</text:span></text:p>
      <text:p text:style-name="P20"/>
      <text:p text:style-name="P20"/>
      <text:p text:style-name="P18">IMPIEGO</text:p>
      <text:p text:style-name="P19">Questo software è stato sviluppato <text:span text:style-name="T10">per analizzare la qualità della connessione e l' intensità del segnale in una rete wifi, sia in un determinato istante, sia a fini statistici in un arco temporale esteso.</text:span></text:p>
      <text:p text:style-name="P21">Verrà distribuito sotto GPL License e in futuro gli sviluppatori e/o la comunità potranno liberamente estenderne le funzionalità.</text:p>
      <text:p text:style-name="P21"/>
      <text:p text:style-name="P21">Gli sviluppatori non sono responsabili di un utilizzo improprio di questo tool.</text:p>
      <text:p text:style-name="P21"/>
      <text:p text:style-name="P21">AUTORI:</text:p>
      <text:p text:style-name="P21">Daniele Paolini<text:tab/>→<text:tab/>daniele.paolini@hotmail.it <text:s text:c="37"/></text:p>
      <text:p text:style-name="P21">Lorenzo Vannucci<text:tab/>→<text:tab/>ucci.dibuti@gmail.com <text:s text:c="42"/></text:p>
      <text:p text:style-name="P21">Marco Venturini<text:tab/>→<text:tab/>alexander00@hotmail.it</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1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7:29:09.748000000</meta:creation-date>
    <dc:date>2015-05-14T01:25:34.253947981</dc:date>
    <meta:editing-duration>PT13M33S</meta:editing-duration>
    <meta:editing-cycles>3</meta:editing-cycles>
    <meta:generator>LibreOffice/4.3.7.2$Linux_X86_64 LibreOffice_project/430m0$Build-2</meta:generator>
    <meta:document-statistic meta:table-count="0" meta:image-count="0" meta:object-count="0" meta:page-count="2" meta:paragraph-count="40" meta:word-count="754" meta:character-count="5083" meta:non-whitespace-character-count="4286"/>
  </office:meta>
</office:document-meta>
</file>